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9A2E4658AFEA5E2DB3.png" manifest:media-type="image/png"/>
  <manifest:file-entry manifest:full-path="Pictures/100000000000073D0000039A195FA7E96C7915B4.png" manifest:media-type="image/png"/>
  <manifest:file-entry manifest:full-path="Pictures/100000000000073D0000039A5E29273100230F31.png" manifest:media-type="image/png"/>
  <manifest:file-entry manifest:full-path="Pictures/100000000000073D0000039A9421C0E331495C36.png" manifest:media-type="image/png"/>
  <manifest:file-entry manifest:full-path="Pictures/100000000000073D0000039A80C99590B39FAB8A.png" manifest:media-type="image/png"/>
  <manifest:file-entry manifest:full-path="Pictures/100000000000073D0000039A13B999F2DFFC5777.png" manifest:media-type="image/png"/>
  <manifest:file-entry manifest:full-path="Pictures/100000000000073D0000039AF6FD2B84FFBF181E.png" manifest:media-type="image/png"/>
  <manifest:file-entry manifest:full-path="Pictures/100000000000073D0000039A704885B68F6BAB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858cm, 0cm, 16.001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045cm, 0cm, 16.44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65cm, 0cm, 15.75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029cm, 0cm, 15.9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94cm, 0cm, 16.55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546cm, 0cm, 15.567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456cm, 0cm, 16.16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573cm, 0cm, 15.03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16cm" svg:height="24.39cm" svg:x="1.314cm" svg:y="1.13cm">
          <draw:image xlink:href="Pictures/100000000000073D0000039A5E29273100230F31.png" xlink:type="simple" xlink:show="embed" xlink:actuate="onLoad">
            <text:p/>
          </draw:image>
        </draw:frame>
        <draw:frame draw:style-name="gr2" draw:text-style-name="P1" draw:layer="layout" svg:width="17.525cm" svg:height="24.39cm" svg:x="21.702cm" svg:y="1.248cm">
          <draw:image xlink:href="Pictures/100000000000073D0000039A195FA7E96C7915B4.png" xlink:type="simple" xlink:show="embed" xlink:actuate="onLoad">
            <text:p/>
          </draw:image>
        </draw:frame>
        <draw:frame draw:style-name="gr3" draw:text-style-name="P1" draw:layer="layout" svg:width="17.398cm" svg:height="24.39cm" svg:x="41.767cm" svg:y="1.381cm">
          <draw:image xlink:href="Pictures/100000000000073D0000039A13B999F2DFFC5777.png" xlink:type="simple" xlink:show="embed" xlink:actuate="onLoad">
            <text:p/>
          </draw:image>
        </draw:frame>
        <draw:frame draw:style-name="gr4" draw:text-style-name="P1" draw:layer="layout" svg:width="18.033cm" svg:height="24.39cm" svg:x="62.596cm" svg:y="1.248cm">
          <draw:image xlink:href="Pictures/100000000000073D0000039A80C99590B39FAB8A.png" xlink:type="simple" xlink:show="embed" xlink:actuate="onLoad">
            <text:p/>
          </draw:image>
        </draw:frame>
        <draw:frame draw:style-name="gr5" draw:text-style-name="P1" draw:layer="layout" svg:width="17.525cm" svg:height="24.39cm" svg:x="1.255cm" svg:y="28.94cm">
          <draw:image xlink:href="Pictures/100000000000073D0000039AF6FD2B84FFBF181E.png" xlink:type="simple" xlink:show="embed" xlink:actuate="onLoad">
            <text:p/>
          </draw:image>
        </draw:frame>
        <draw:frame draw:style-name="gr6" draw:text-style-name="P1" draw:layer="layout" svg:width="17.906cm" svg:height="24.39cm" svg:x="20.812cm" svg:y="28.867cm">
          <draw:image xlink:href="Pictures/100000000000073D0000039A704885B68F6BAB69.png" xlink:type="simple" xlink:show="embed" xlink:actuate="onLoad">
            <text:p/>
          </draw:image>
        </draw:frame>
        <draw:frame draw:style-name="gr7" draw:text-style-name="P1" draw:layer="layout" svg:width="17.398cm" svg:height="24.39cm" svg:x="42.738cm" svg:y="28.802cm">
          <draw:image xlink:href="Pictures/100000000000073D0000039A2E4658AFEA5E2DB3.png" xlink:type="simple" xlink:show="embed" xlink:actuate="onLoad">
            <text:p/>
          </draw:image>
        </draw:frame>
        <draw:frame draw:style-name="gr8" draw:text-style-name="P1" draw:layer="layout" svg:width="18.414cm" svg:height="24.39cm" svg:x="61.326cm" svg:y="28.578cm">
          <draw:image xlink:href="Pictures/100000000000073D0000039A9421C0E331495C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0:04:00.389235059</meta:creation-date>
    <dc:date>2019-04-07T10:07:10.720137077</dc:date>
    <meta:editing-duration>PT3M10S</meta:editing-duration>
    <meta:editing-cycles>1</meta:editing-cycles>
    <meta:document-statistic meta:object-count="8"/>
    <meta:generator>LibreOffice/6.0.7.3$Linux_X86_64 LibreOffice_project/00m0$Build-3</meta:generator>
  </office:meta>
</office:document-meta>
</file>